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iggest challenge as a white male , in tech is that they were looking for people with more experience. There is a lot of jr developer positions that require expereience and that isnt fair. </text:p>
      <text:p text:style-name="Standard"/>
      <text:p text:style-name="Standard">There are going to be interviews where you fail and honestly it can be disheartening. </text:p>
      <text:p text:style-name="Standard"/>
      <text:p text:style-name="Standard">People had said that the interviews were going to be very difficult. Being in the bootcamp was a lot of information all at once and there was a lot of people. </text:p>
      <text:p text:style-name="Standard"/>
      <text:p text:style-name="Standard"/>
      <text:p text:style-name="Standard">Network vs code applying – Market was different in 2017</text:p>
      <text:p text:style-name="Standard"/>
      <text:p text:style-name="Standard">Networking is really powerful . You can volunteer and help people and even if you arent that advanced you can mentor because you can form groups and make your network group grow. </text:p>
      <text:p text:style-name="Standard">Every group you volunteer. </text:p>
      <text:p text:style-name="Standard"/>
      <text:p text:style-name="Standard">By the time he went to look for a job he knew so many people that he was just getting referrals to go apply at different companies. If you cold apply at a 1000 companies and you aren't getting any call backs it is probably a good time to change the strategy up . </text:p>
      <text:p text:style-name="Standard">Teaching and working with other people is important because you help other people grow to be where you are right now. You solidify your knowledge by teaching other people . When you are looking for a job they want to refer you more and they have knowledge that you can do it because </text:p>
      <text:p text:style-name="Standard"/>
      <text:p text:style-name="Standard">Learn Javascript very well and when did they come out and what do people mean when they say es5 and es6. Understand why people are using the newer and older code . ESNext is used in react . LEARN REACT very well . </text:p>
      <text:p text:style-name="Standard"/>
      <text:p text:style-name="Standard">If you're just starting out learn javascript as best you can. ,Learn about different methods objects array and when you have a firm foundation you will be able to understand the differences. </text:p>
      <text:p text:style-name="Standard"/>
      <text:p text:style-name="Standard">Javascript just learn and build stuff. Make stuff show up on the page and have fun with it. If you can prove that you have learned to figure stuff out, you can do it . </text:p>
      <text:p text:style-name="Standard"/>
      <text:p text:style-name="Standard">A lot of companies are writing their code in Typescript. </text:p>
      <text:p text:style-name="Standard"/>
      <text:p text:style-name="Standard">A lot of times it is easier to learn something while you are using it in a project. </text:p>
      <text:p text:style-name="Standard">When you are starting out , you are partly being hired because you have good skills for your level, and that you have the ability to learn and practice new things that you are learning. Every company is looking for someone that can learn fast. Especially in front end world . </text:p>
      <text:p text:style-name="Standard"/>
      <text:p text:style-name="Standard">Is there anything LAMDA school does that other bootcamps might not do . One is writing the technical design documents. When they had their first technical design documents , they already had one under their belts. Google technical design templates. How to write them, and do some of the stuff , user stories, talk about the people that might use your app and talk to them about how they might want to use your project. Turns out that you can not do any features or any major changes without doing a TDD technical design document.</text:p>
      <text:p text:style-name="Standard"/>
      <text:p text:style-name="Standard">GOD DAMN COLT STEELE AGAIN lol <text:a xlink:type="simple" xlink:href="https://www.udemy.com/course/js-algorithms-and-data-structures-masterclass/" text:style-name="Internet_20_link" text:visited-style-name="Visited_20_Internet_20_Link">https://www.udemy.com/course/js-algorithms-and-data-structures-masterclass/</text:a> </text:p>
      <text:p text:style-name="Standard"/>
      <text:p text:style-name="Standard"><text:soft-page-break/></text:p>
      <text:p text:style-name="Standard">20 minute rule . Your gut impulse when you come in, our gut impulse when programming , at minimum do a 20 minute-30 minutes of being stuck should you reach out to someone <text:s/>. The ability to learn . </text:p>
      <text:p text:style-name="Standard"/>
      <text:p text:style-name="Standard">Dont go to big conferences and expect to make a big networking group right away. Networking is hard and LinkedIn is really hard too . There is nothing wrong with sending out an email to someone but dont ask someone to refer you out of nowhere. </text:p>
      <text:p text:style-name="Standard"/>
      <text:p text:style-name="Standard">When you ask somebody , just send them a request ask them about their journey and how they got to where they are. Put out questions you have , and try and make friends in the industry. </text:p>
      <text:p text:style-name="Standard"/>
      <text:p text:style-name="Standard">Recommendations for how a jr dev might want to take control of their careers rather than just taking the first job that is offered to you. After you get your first job it is exponentially easier as you get more experience . The reason this is so hard because the things that someone needs depends on their personal circumstance. </text:p>
      <text:p text:style-name="Standard"/>
      <text:p text:style-name="Standard">When you get out of the bootcamp you want to start working and you start feeling like you need to take the first thing that comes along. If in general you like the company and they are paying you fairly and it seems like it is going to be interesting work in a direction that you want to head . </text:p>
      <text:p text:style-name="Standard"/>
      <text:p text:style-name="Standard">The interview is your chance to interview the company as well. I would take the first offer that comes along but as long as there is no red flags then I would take the job. </text:p>
      <text:p text:style-name="Standard"/>
      <text:p text:style-name="Standard">Sam's fuirst job was contracting and it was 25$ an hour in san francisco . Not the best to live on. That was in 2013. </text:p>
      <text:p text:style-name="Standard"/>
      <text:p text:style-name="Standard"/>
      <text:p text:style-name="Standard"><text:a xlink:type="simple" xlink:href="https://github.com/nwthomas/lambda-school-alumni-tips" text:style-name="Internet_20_link" text:visited-style-name="Visited_20_Internet_20_Link">https://github.com/nwthomas/lambda-school-alumni-tips</text:a> </text:p>
      <text:p text:style-name="Standard"/>
      <text:p text:style-name="Standard">When he messaged those 400 people , he put this together to help people with their journey. Good resources good websites like html5up </text:p>
      <text:p text:style-name="Standard"/>
      <text:p text:style-name="Standard">But there is a lot of things in here that can help bootcamp students. </text:p>
      <text:p text:style-name="Standard"/>
      <text:p text:style-name="Standard">+1 to the pomodoro technique. Very helpful when studying. </text:p>
      <text:p text:style-name="Standard"/>
      <text:p text:style-name="Standard">Notion is an amazing tool for productivity. </text:p>
      <text:p text:style-name="Standard"><text:a xlink:type="simple" xlink:href="https://www.notion.so/pricing" text:style-name="Internet_20_link" text:visited-style-name="Visited_20_Internet_20_Link">https://www.notion.so/pricing</text:a> </text:p>
      <text:p text:style-name="Standard"><text:a xlink:type="simple" xlink:href="https://roamresearch.com/" text:style-name="Internet_20_link" text:visited-style-name="Visited_20_Internet_20_Link">https://roamresearch.com/</text:a> </text:p>
      <text:p text:style-name="Standard"/>
      <text:p text:style-name="Standard">Front end masters again . </text:p>
      <text:p text:style-name="Standard">Github education license gives you front end masters ??</text:p>
      <text:p text:style-name="Standard">San frnacisco library can get a library card and get you a free treehouse account</text:p>
      <text:p text:style-name="Standard">exercism.io that I have installed.</text:p>
      <text:p text:style-name="Standard">Execute programs</text:p>
      <text:p text:style-name="Standard"/>
      <text:p text:style-name="Standard"><text:a xlink:type="simple" xlink:href="https://www.interviewcake.com/" text:style-name="Internet_20_link" text:visited-style-name="Visited_20_Internet_20_Link">https://www.interviewcake.com/</text:a> </text:p>
      <text:p text:style-name="Standard"/>
      <text:p text:style-name="Standard"><text:soft-page-break/>eloquent javascript</text:p>
      <text:p text:style-name="Standard">atomic habits</text:p>
      <text:p text:style-name="Standard"><text:line-break/>conferences can sometimes have scholarship tickets that you can get for free as well as volunterring and that will get it for you . Right now there is not the learning things</text:p>
      <text:p text:style-name="Standard"/>
      <text:p text:style-name="Standard"><text:a xlink:type="simple" xlink:href="https://www.amazon.com/Eloquent-JavaScript-3rd-Introduction-Programming/dp/1593279507" text:style-name="Internet_20_link" text:visited-style-name="Visited_20_Internet_20_Link">https://www.amazon.com/Eloquent-JavaScript-3rd-Introduction-Programming/dp/1593279507</text:a> -Eloquent Javascript</text:p>
      <text:p text:style-name="Standard"><text:a xlink:type="simple" xlink:href="https://www.amazon.com/David-Herman/dp/0321812182" text:style-name="Internet_20_link" text:visited-style-name="Visited_20_Internet_20_Link">https://www.amazon.com/David-Herman/dp/0321812182</text:a> <text:s/>- Effective Javascript</text:p>
      <text:p text:style-name="Standard"><text:a xlink:type="simple" xlink:href="https://www.amazon.com/Secrets-JavaScript-Ninja-John-Resig/dp/193398869X" text:style-name="Internet_20_link" text:visited-style-name="Visited_20_Internet_20_Link">https://www.amazon.com/Secrets-JavaScript-Ninja-John-Resig/dp/193398869X</text:a> <text:s/>- JS ninja</text:p>
      <text:p text:style-name="Standard"/>
      <text:p text:style-name="Standard"/>
      <text:p text:style-name="Standard">Open source </text:p>
      <text:p text:style-name="Standard"/>
      <text:p text:style-name="Standard"/>
      <text:p text:style-name="Standard">Go to meetup homepage and if you switchfrom 25 miles to any distance , do any distance , search for all meetups in tech category . Once you do all of those things , the last thing to remember is that you have to look at the time in the timezone of the event. </text:p>
      <text:p text:style-name="Standard"/>
      <text:p text:style-name="Standard">The world is changing and a lot of companies are working remotely . Twitter was the first major corporation to send workers to work from home. In the long term what it is going to be, is that it is going to be a zoom room or jitsi or google meetup room. You start thinking of async communication. You have to get used to the not having super consistent messaging because you are not going to be getting instant feedback. In a lot of ways it was like his lamda experience. A lot of people are going to be moving away to different parts around the world and that is going to become more and more common. </text:p>
      <text:p text:style-name="Standard"/>
      <text:p text:style-name="Standard">When you are starting out the weight is probably on side projects , as time goes on for higher level positions you will have a lot more weight on technical questions and experience</text:p>
      <text:p text:style-name="Standard"/>
      <text:p text:style-name="Standard">problem solving techniques for things that might be on hackerank</text:p>
      <text:p text:style-name="Standard"/>
      <text:p text:style-name="Standard">dont put that you are a student , put that you are a developer </text:p>
      <text:p text:style-name="Standard"/>
      <text:p text:style-name="Standard">there was some online interview resources that were student based and let students interview each other.</text:p>
      <text:p text:style-name="Standard"/>
      <text:p text:style-name="Standard">Javascript is non negotiable for front end and you will never regret knowing JS and python. It is better to know one language very well . </text:p>
      <text:p text:style-name="Standard"/>
      <text:p text:style-name="Standard"/>
      <text:p text:style-name="Standard"/>
      <text:p text:style-name="Standard">Material ui</text:p>
      <text:p text:style-name="Standard">storybook</text:p>
      <text:p text:style-name="Standard">tailwi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Martinez</meta:initial-creator>
    <meta:creation-date>2020-07-11T12:47:10.13</meta:creation-date>
    <meta:document-statistic meta:table-count="0" meta:image-count="0" meta:object-count="0" meta:page-count="3" meta:paragraph-count="53" meta:word-count="1242" meta:character-count="6993"/>
    <dc:date>2020-07-12T12:38:47.34</dc:date>
    <dc:creator>Alejandro Martinez</dc:creator>
    <meta:editing-duration>PT22H20M15S</meta:editing-duration>
    <meta:editing-cycles>1</meta:editing-cycles>
    <meta:generator>OpenOffice/4.1.7$Win32 OpenOffice.org_project/417m1$Build-9800</meta:generator>
  </office:meta>
</office:document-meta>
</file>